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b0d" officeooo:paragraph-rsid="0019ab0d"/>
    </style:style>
    <style:style style:name="P2" style:family="paragraph" style:parent-style-name="Standard">
      <style:text-properties officeooo:paragraph-rsid="0019ab0d"/>
    </style:style>
    <style:style style:name="T1" style:family="text">
      <style:text-properties officeooo:rsid="0019ab0d"/>
    </style:style>
    <style:style style:name="T2" style:family="text">
      <style:text-properties fo:color="#6a8759" loext:opacity="100%" style:font-name="JetBrains Mono" fo:font-size="16.5pt" fo:font-style="normal" fo:font-weight="normal" style:font-size-asian="16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ecret cay <text:s/>= <text:s/></text:span><text:span text:style-name="T2">'django-insecure-%yr6br=u1jl5o+to1%i(dri6*=gqf10az%32g3*arpp5*51316'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3:51:28.337779638</meta:creation-date>
    <dc:date>2023-02-20T13:52:04.607294229</dc:date>
    <meta:editing-duration>PT37S</meta:editing-duration>
    <meta:editing-cycles>1</meta:editing-cycles>
    <meta:document-statistic meta:table-count="0" meta:image-count="0" meta:object-count="0" meta:page-count="1" meta:paragraph-count="1" meta:word-count="4" meta:character-count="83" meta:non-whitespace-character-count="78"/>
    <meta:generator>LibreOffice/7.3.7.2$Linux_X86_64 LibreOffice_project/30$Build-2</meta:generator>
  </office:meta>
</office:document-meta>
</file>